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entium Plus" svg:font-family="'Gentium Plus'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E of VMware accessible information per <text:span text:style-name="T1">Managed Object Browser</text:span><text:span text:style-name="T2"> detail.</text:span></text:p>
      <text:p text:style-name="Standard"><text:span text:style-name="T2">November 12, 2012</text:span></text:p>
      <text:p text:style-name="Standard"><text:span text:style-name="T2">Bob Lynch</text:span></text:p>
      <text:p text:style-name="Standard"><text:span text:style-name="T2"/></text:p>
      <text:p text:style-name="Standard"><text:span text:style-name="T2">Sheesh... there is a lot of information.</text:span></text:p>
      <text:p text:style-name="Standard"><text:span text:style-name="T2"/></text:p>
      <text:p text:style-name="Standard"><text:span text:style-name="T2">6,500 lines worth when trying to “dump” the format of accessible data without undue overlapping of duplicate paths-to-the-same-information.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entium Plus" svg:font-family="'Gentium Plus'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ntium Plus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ntium Plu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entium Plu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entium Plu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Lynch</meta:initial-creator>
    <meta:creation-date>2012-11-12T10:34:27</meta:creation-date>
    <meta:document-statistic meta:table-count="0" meta:image-count="0" meta:object-count="0" meta:page-count="1" meta:paragraph-count="5" meta:word-count="41" meta:character-count="277"/>
    <dc:date>2012-11-12T13:42:51</dc:date>
    <dc:creator>Robert Lynch</dc:creator>
    <meta:editing-duration>PT03H02M10S</meta:editing-duration>
    <meta:editing-cycles>1</meta:editing-cycles>
    <meta:generator>OpenOffice.org/3.2$Unix OpenOffice.org_project/320m19$Build-9505</meta:generator>
  </office:meta>
</office:document-meta>
</file>